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28pt" style:font-size-asian="22pt" style:font-size-complex="22pt"/>
    </style:style>
    <style:style style:name="P6" style:family="paragraph">
      <loext:graphic-properties draw:fill="none" draw:fill-color="#ffffff"/>
      <style:text-properties fo:font-size="28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1" fo:font-size="26pt" fo:font-weight="bold" style:font-name-asian="Liberation Sans1" style:font-size-asian="26pt" style:font-weight-asian="bold" style:font-name-complex="Liberation Sans1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4" draw:layer="layout" svg:width="1.247cm" svg:height="0.962cm" svg:x="13.965cm" svg:y="12.165cm">
          <draw:text-box>
            <text:p text:style-name="P3"><text:span text:style-name="T1">&lt;&lt;</text:span></text:p>
          </draw:text-box>
        </draw:frame>
        <draw:frame draw:style-name="gr16" draw:text-style-name="P6" draw:layer="layout" svg:width="1.078cm" svg:height="1.352cm" svg:x="8.636cm" svg:y="7.235cm">
          <draw:text-box>
            <text:p text:style-name="P5"><text:span text:style-name="T2">+</text:span></text:p>
          </draw:text-box>
        </draw:frame>
        <draw:frame draw:style-name="gr16" draw:text-style-name="P6" draw:layer="layout" svg:width="1.078cm" svg:height="1.352cm" svg:x="20.036cm" svg:y="7.235cm">
          <draw:text-box>
            <text:p text:style-name="P5"><text:span text:style-name="T2">+</text:span></text:p>
          </draw:text-box>
        </draw:frame>
        <draw:frame draw:style-name="gr16" draw:text-style-name="P6" draw:layer="layout" svg:width="1.078cm" svg:height="1.352cm" svg:x="14.136cm" svg:y="8.835cm">
          <draw:text-box>
            <text:p text:style-name="P5"><text:span text:style-name="T2">+</text:span></text:p>
          </draw:text-box>
        </draw:frame>
        <draw:frame draw:style-name="gr16" draw:text-style-name="P7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6" draw:text-style-name="P4" draw:layer="layout" svg:width="1.806cm" svg:height="0.962cm" svg:x="5.564cm" svg:y="2.222cm">
          <draw:text-box>
            <text:p text:style-name="P3"><text:span text:style-name="T1">X[N]</text:span></text:p>
          </draw:text-box>
        </draw:frame>
        <draw:frame draw:style-name="gr16" draw:text-style-name="P4" draw:layer="layout" svg:width="2.369cm" svg:height="0.962cm" svg:x="10.964cm" svg:y="2.222cm">
          <draw:text-box>
            <text:p text:style-name="P3"><text:span text:style-name="T1">X[N-1]</text:span></text:p>
          </draw:text-box>
        </draw:frame>
        <draw:frame draw:style-name="gr16" draw:text-style-name="P4" draw:layer="layout" svg:width="2.369cm" svg:height="0.962cm" svg:x="16.465cm" svg:y="2.222cm">
          <draw:text-box>
            <text:p text:style-name="P3"><text:span text:style-name="T1">X[N-2]</text:span></text:p>
          </draw:text-box>
        </draw:frame>
        <draw:frame draw:style-name="gr16" draw:text-style-name="P4" draw:layer="layout" svg:width="2.369cm" svg:height="0.962cm" svg:x="22.265cm" svg:y="2.222cm">
          <draw:text-box>
            <text:p text:style-name="P3"><text:span text:style-name="T1">X[N-3]</text:span></text:p>
          </draw:text-box>
        </draw:frame>
        <draw:frame draw:style-name="gr16" draw:text-style-name="P8" draw:layer="layout" svg:width="2.018cm" svg:height="0.962cm" svg:x="1.957cm" svg:y="2.875cm">
          <draw:text-box>
            <text:p>8 bits</text:p>
          </draw:text-box>
        </draw:frame>
        <draw:frame draw:style-name="gr16" draw:text-style-name="P8" draw:layer="layout" svg:width="2.369cm" svg:height="0.962cm" svg:x="6.457cm" svg:y="6.475cm">
          <draw:text-box>
            <text:p>16 bits</text:p>
          </draw:text-box>
        </draw:frame>
        <draw:frame draw:style-name="gr16" draw:text-style-name="P8" draw:layer="layout" svg:width="2.369cm" svg:height="0.962cm" svg:x="12.157cm" svg:y="6.475cm">
          <draw:text-box>
            <text:p>16 bits</text:p>
          </draw:text-box>
        </draw:frame>
        <draw:frame draw:style-name="gr16" draw:text-style-name="P8" draw:layer="layout" svg:width="2.369cm" svg:height="0.962cm" svg:x="17.657cm" svg:y="6.475cm">
          <draw:text-box>
            <text:p>16 bits</text:p>
          </draw:text-box>
        </draw:frame>
        <draw:frame draw:style-name="gr16" draw:text-style-name="P8" draw:layer="layout" svg:width="2.369cm" svg:height="0.962cm" svg:x="23.557cm" svg:y="6.475cm">
          <draw:text-box>
            <text:p>16 bits</text:p>
          </draw:text-box>
        </draw:frame>
        <draw:frame draw:style-name="gr16" draw:text-style-name="P8" draw:layer="layout" svg:width="2.369cm" svg:height="0.962cm" svg:x="18.157cm" svg:y="9.675cm">
          <draw:text-box>
            <text:p>17 bits</text:p>
          </draw:text-box>
        </draw:frame>
        <draw:frame draw:style-name="gr16" draw:text-style-name="P8" draw:layer="layout" svg:width="2.369cm" svg:height="0.962cm" svg:x="9.158cm" svg:y="9.675cm">
          <draw:text-box>
            <text:p>17 bits</text:p>
          </draw:text-box>
        </draw:frame>
        <draw:frame draw:style-name="gr16" draw:text-style-name="P8" draw:layer="layout" svg:width="2.369cm" svg:height="0.962cm" svg:x="14.759cm" svg:y="10.475cm">
          <draw:text-box>
            <text:p>18 bits</text:p>
          </draw:text-box>
        </draw:frame>
        <draw:frame draw:style-name="gr16" draw:text-style-name="P8" draw:layer="layout" svg:width="2.369cm" svg:height="0.962cm" svg:x="14.76cm" svg:y="13.575cm">
          <draw:text-box>
            <text:p>10 bits</text:p>
          </draw:text-box>
        </draw:frame>
        <draw:frame draw:style-name="gr16" draw:text-style-name="P10" draw:layer="layout" svg:width="2.407cm" svg:height="0.962cm" svg:x="1.887cm" svg:y="1.587cm">
          <draw:text-box>
            <text:p text:style-name="P9">INPUT</text:p>
          </draw:text-box>
        </draw:frame>
        <draw:frame draw:style-name="gr16" draw:text-style-name="P10" draw:layer="layout" svg:width="3.114cm" svg:height="0.962cm" svg:x="13.188cm" svg:y="14.787cm">
          <draw:text-box>
            <text:p text:style-name="P9">OUTP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2-25T11:48:23.609545967</dc:date>
    <meta:editing-duration>PT5M54S</meta:editing-duration>
    <meta:editing-cycles>1</meta:editing-cycles>
    <meta:document-statistic meta:object-count="51"/>
    <meta:generator>LibreOffice/7.0.3.1$Linux_X86_64 LibreOffice_project/00$Build-1</meta:generator>
  </office:meta>
</office:document-meta>
</file>